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979in" style:use-optimal-column-width="false"/>
    </style:style>
    <style:style style:name="TableColumn4" style:family="table-column">
      <style:table-column-properties style:column-width="5.2708in" style:use-optimal-column-width="false"/>
    </style:style>
    <style:style style:name="Table2" style:family="table">
      <style:table-properties style:width="6.968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list-style-name="LFO2" style:family="paragraph"/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P24" style:parent-style-name="TableContents" style:list-style-name="LFO2" style:family="paragraph"/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P31" style:parent-style-name="TableContents" style:list-style-name="LFO3" style:family="paragraph"/>
    <style:style style:name="P32" style:parent-style-name="TableContents" style:list-style-name="LFO3" style:family="paragraph"/>
    <style:style style:name="P33" style:parent-style-name="TableContents" style:list-style-name="LFO3" style:family="paragraph"/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list-style-name="LFO4" style:family="paragraph"/>
    <style:style style:name="P39" style:parent-style-name="TableContents" style:list-style-name="LFO4" style:family="paragraph"/>
    <style:style style:name="P40" style:parent-style-name="TableContents" style:list-style-name="LFO4" style:family="paragraph"/>
    <style:style style:name="P41" style:parent-style-name="TableContents" style:list-style-name="LFO4" style:family="paragraph"/>
    <style:style style:name="P42" style:parent-style-name="TableContents" style:list-style-name="LFO4" style:family="paragraph"/>
    <style:style style:name="P43" style:parent-style-name="TableContents" style:list-style-name="LFO4" style:family="paragraph"/>
    <style:style style:name="P44" style:parent-style-name="TableContents" style:list-style-name="LFO4" style:family="paragraph"/>
    <style:style style:name="P45" style:parent-style-name="TableContents" style:list-style-name="LFO4" style:family="paragraph"/>
    <style:style style:name="P46" style:parent-style-name="TableContents" style:list-style-name="LFO4" style:family="paragraph"/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list-style-name="LFO5" style:family="paragraph"/>
    <style:style style:name="P52" style:parent-style-name="TableContents" style:list-style-name="LFO5" style:family="paragraph"/>
    <style:style style:name="P53" style:parent-style-name="TableContents" style:list-style-name="LFO5" style:family="paragraph"/>
    <style:style style:name="P54" style:parent-style-name="TableContents" style:list-style-name="LFO5" style:family="paragraph"/>
    <style:style style:name="P55" style:parent-style-name="TableContents" style:list-style-name="LFO5" style:family="paragraph"/>
    <style:style style:name="P56" style:parent-style-name="TableContents" style:list-style-name="LFO5" style:family="paragraph"/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list-style-name="LFO6" style:family="paragraph"/>
    <style:style style:name="P62" style:parent-style-name="TableContents" style:list-style-name="LFO6" style:family="paragraph"/>
    <style:style style:name="TableColumn64" style:family="table-column">
      <style:table-column-properties style:column-width="1.6979in" style:use-optimal-column-width="false"/>
    </style:style>
    <style:style style:name="TableColumn65" style:family="table-column">
      <style:table-column-properties style:column-width="5.2708in" style:use-optimal-column-width="false"/>
    </style:style>
    <style:style style:name="Table63" style:family="table">
      <style:table-properties style:width="6.9687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list-style-name="LFO2" style:family="paragraph"/>
    <style:style style:name="P83" style:parent-style-name="TableContents" style:list-style-name="LFO2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list-style-name="LFO7" style:family="paragraph"/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list-style-name="LFO8" style:family="paragraph"/>
    <style:style style:name="P94" style:parent-style-name="TableContents" style:list-style-name="LFO8" style:family="paragraph"/>
    <style:style style:name="P95" style:parent-style-name="TableContents" style:list-style-name="LFO8" style:family="paragraph"/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5" style:family="table-column">
      <style:table-column-properties style:column-width="1.6979in" style:use-optimal-column-width="false"/>
    </style:style>
    <style:style style:name="TableColumn106" style:family="table-column">
      <style:table-column-properties style:column-width="5.2708in" style:use-optimal-column-width="false"/>
    </style:style>
    <style:style style:name="Table104" style:family="table">
      <style:table-properties style:width="6.9687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list-style-name="LFO2" style:family="paragraph"/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list-style-name="LFO9" style:family="paragraph"/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list-style-name="LFO10" style:family="paragraph"/>
    <style:style style:name="P134" style:parent-style-name="TableContents" style:list-style-name="LFO10" style:family="paragraph"/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4" style:family="table-column">
      <style:table-column-properties style:column-width="1.6979in" style:use-optimal-column-width="false"/>
    </style:style>
    <style:style style:name="TableColumn145" style:family="table-column">
      <style:table-column-properties style:column-width="5.2708in" style:use-optimal-column-width="false"/>
    </style:style>
    <style:style style:name="Table143" style:family="table">
      <style:table-properties style:width="6.9687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list-style-name="LFO2" style:family="paragraph"/>
    <style:style style:name="P163" style:parent-style-name="TableContents" style:list-style-name="LFO2" style:family="paragraph"/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list-style-name="List1" style:family="paragraph"/>
    <style:style style:name="P169" style:parent-style-name="TableContents" style:list-style-name="List1" style:family="paragraph"/>
    <style:style style:name="P170" style:parent-style-name="TableContents" style:list-style-name="List1" style:family="paragraph"/>
    <style:style style:name="P171" style:parent-style-name="TableContents" style:list-style-name="List1" style:family="paragraph"/>
    <style:style style:name="P172" style:parent-style-name="TableContents" style:list-style-name="List1" style:family="paragraph"/>
    <style:style style:name="P173" style:parent-style-name="TableContents" style:list-style-name="List1" style:family="paragraph"/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list-style-name="LFO11" style:family="paragraph"/>
    <style:style style:name="P179" style:parent-style-name="TableContents" style:list-style-name="LFO11" style:family="paragraph"/>
    <style:style style:name="P180" style:parent-style-name="TableContents" style:list-style-name="LFO11" style:family="paragraph"/>
    <style:style style:name="P181" style:parent-style-name="TableContents" style:list-style-name="LFO11" style:family="paragraph"/>
    <style:style style:name="P182" style:parent-style-name="TableContents" style:list-style-name="LFO11" style:family="paragraph"/>
    <style:style style:name="P183" style:parent-style-name="TableContents" style:list-style-name="LFO11" style:family="paragraph"/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list-style-name="LFO6" style:family="paragraph"/>
    <style:style style:name="P193" style:parent-style-name="TableContents" style:list-style-name="List1" style:family="paragraph"/>
    <style:style style:name="TableColumn195" style:family="table-column">
      <style:table-column-properties style:column-width="1.6979in" style:use-optimal-column-width="false"/>
    </style:style>
    <style:style style:name="TableColumn196" style:family="table-column">
      <style:table-column-properties style:column-width="5.2708in" style:use-optimal-column-width="false"/>
    </style:style>
    <style:style style:name="Table194" style:family="table">
      <style:table-properties style:width="6.968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list-style-name="LFO2" style:family="paragraph"/>
    <style:style style:name="P214" style:parent-style-name="TableContents" style:list-style-name="LFO2" style:family="paragraph"/>
    <style:style style:name="P215" style:parent-style-name="TableContents" style:list-style-name="LFO2" style:family="paragraph"/>
    <style:style style:name="P216" style:parent-style-name="TableContents" style:list-style-name="LFO2" style:family="paragraph"/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list-style-name="List1" style:family="paragraph"/>
    <style:style style:name="P222" style:parent-style-name="TableContents" style:list-style-name="List1" style:family="paragraph"/>
    <style:style style:name="P223" style:parent-style-name="TableContents" style:list-style-name="List1" style:family="paragraph"/>
    <style:style style:name="P224" style:parent-style-name="TableContents" style:list-style-name="List1" style:family="paragraph"/>
    <style:style style:name="P225" style:parent-style-name="TableContents" style:list-style-name="List1" style:family="paragraph"/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list-style-name="LFO12" style:family="paragraph"/>
    <style:style style:name="P231" style:parent-style-name="TableContents" style:list-style-name="LFO12" style:family="paragraph"/>
    <style:style style:name="P232" style:parent-style-name="TableContents" style:list-style-name="LFO12" style:family="paragraph"/>
    <style:style style:name="P233" style:parent-style-name="TableContents" style:list-style-name="LFO12" style:family="paragraph"/>
    <style:style style:name="P234" style:parent-style-name="TableContents" style:list-style-name="LFO12" style:family="paragraph"/>
    <style:style style:name="P235" style:parent-style-name="TableContents" style:list-style-name="LFO12" style:family="paragraph"/>
    <style:style style:name="P236" style:parent-style-name="TableContents" style:list-style-name="LFO12" style:family="paragraph"/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list-style-name="LFO13" style:family="paragraph"/>
    <style:style style:name="P242" style:parent-style-name="TableContents" style:list-style-name="LFO13" style:family="paragraph"/>
    <style:style style:name="P243" style:parent-style-name="TableContents" style:list-style-name="LFO13" style:family="paragraph"/>
    <style:style style:name="P244" style:parent-style-name="TableContents" style:list-style-name="LFO13" style:family="paragraph"/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list-style-name="LFO14" style:family="paragraph"/>
    <style:style style:name="P250" style:parent-style-name="TableContents" style:list-style-name="LFO14" style:family="paragraph"/>
    <style:style style:name="TableColumn252" style:family="table-column">
      <style:table-column-properties style:column-width="1.6979in" style:use-optimal-column-width="false"/>
    </style:style>
    <style:style style:name="TableColumn253" style:family="table-column">
      <style:table-column-properties style:column-width="5.2708in" style:use-optimal-column-width="false"/>
    </style:style>
    <style:style style:name="Table251" style:family="table">
      <style:table-properties style:width="6.9687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list-style-name="LFO2" style:family="paragraph"/>
    <style:style style:name="P271" style:parent-style-name="TableContents" style:list-style-name="LFO2" style:family="paragraph"/>
    <style:style style:name="P272" style:parent-style-name="TableContents" style:list-style-name="LFO2" style:family="paragraph"/>
    <style:style style:name="P273" style:parent-style-name="TableContents" style:list-style-name="LFO2" style:family="paragraph"/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list-style-name="List1" style:family="paragraph"/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list-style-name="LFO15" style:family="paragraph"/>
    <style:style style:name="P284" style:parent-style-name="TableContents" style:list-style-name="LFO15" style:family="paragraph"/>
    <style:style style:name="P285" style:parent-style-name="TableContents" style:list-style-name="LFO15" style:family="paragraph"/>
    <style:style style:name="P286" style:parent-style-name="TableContents" style:list-style-name="LFO15" style:family="paragraph"/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list-style-name="LFO16" style:family="paragraph"/>
    <style:style style:name="P296" style:parent-style-name="TableContents" style:list-style-name="LFO16" style:family="paragraph"/>
    <style:style style:name="TableColumn298" style:family="table-column">
      <style:table-column-properties style:column-width="1.6979in" style:use-optimal-column-width="false"/>
    </style:style>
    <style:style style:name="TableColumn299" style:family="table-column">
      <style:table-column-properties style:column-width="5.2708in" style:use-optimal-column-width="false"/>
    </style:style>
    <style:style style:name="Table297" style:family="table">
      <style:table-properties style:width="6.9687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list-style-name="LFO2" style:family="paragraph"/>
    <style:style style:name="P317" style:parent-style-name="TableContents" style:list-style-name="LFO2" style:family="paragraph"/>
    <style:style style:name="P318" style:parent-style-name="TableContents" style:list-style-name="LFO2" style:family="paragraph"/>
    <style:style style:name="P319" style:parent-style-name="TableContents" style:list-style-name="LFO2" style:family="paragraph"/>
    <style:style style:name="P320" style:parent-style-name="TableContents" style:list-style-name="LFO2" style:family="paragraph"/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list-style-name="List1" style:family="paragraph"/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list-style-name="LFO17" style:family="paragraph"/>
    <style:style style:name="P331" style:parent-style-name="TableContents" style:list-style-name="LFO17" style:family="paragraph"/>
    <style:style style:name="P332" style:parent-style-name="TableContents" style:list-style-name="LFO17" style:family="paragraph"/>
    <style:style style:name="P333" style:parent-style-name="TableContents" style:list-style-name="LFO17" style:family="paragraph"/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list-style-name="LFO18" style:family="paragraph"/>
    <style:style style:name="P343" style:parent-style-name="TableContents" style:list-style-name="LFO18" style:family="paragraph"/>
    <style:style style:name="P344" style:parent-style-name="Normal" style:family="paragraph">
      <style:paragraph-properties>
        <style:tab-stops>
          <style:tab-stop style:type="left" style:position="0.7979in"/>
        </style:tab-stops>
      </style:paragraph-properties>
    </style:style>
    <style:style style:name="P345" style:parent-style-name="Normal" style:family="paragraph">
      <style:paragraph-properties>
        <style:tab-stops>
          <style:tab-stop style:type="left" style:position="0.7979in"/>
        </style:tab-stops>
      </style:paragraph-properties>
    </style:style>
    <style:style style:name="P346" style:parent-style-name="Normal" style:family="paragraph">
      <style:paragraph-properties>
        <style:tab-stops>
          <style:tab-stop style:type="left" style:position="0.7979in"/>
        </style:tab-stops>
      </style:paragraph-properties>
    </style:style>
    <style:style style:name="TableColumn348" style:family="table-column">
      <style:table-column-properties style:column-width="1.6979in" style:use-optimal-column-width="false"/>
    </style:style>
    <style:style style:name="TableColumn349" style:family="table-column">
      <style:table-column-properties style:column-width="5.2708in" style:use-optimal-column-width="false"/>
    </style:style>
    <style:style style:name="Table347" style:family="table">
      <style:table-properties style:width="6.9687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list-style-name="LFO2" style:family="paragraph"/>
    <style:style style:name="P367" style:parent-style-name="TableContents" style:list-style-name="LFO2" style:family="paragraph"/>
    <style:style style:name="P368" style:parent-style-name="TableContents" style:list-style-name="LFO2" style:family="paragraph"/>
    <style:style style:name="P369" style:parent-style-name="TableContents" style:list-style-name="LFO2" style:family="paragraph"/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list-style-name="List1" style:family="paragraph"/>
    <style:style style:name="P375" style:parent-style-name="TableContents" style:list-style-name="List1" style:family="paragraph"/>
    <style:style style:name="P376" style:parent-style-name="TableContents" style:list-style-name="List1" style:family="paragraph"/>
    <style:style style:name="P377" style:parent-style-name="TableContents" style:list-style-name="List1" style:family="paragraph"/>
    <style:style style:name="P378" style:parent-style-name="TableContents" style:list-style-name="List1" style:family="paragraph"/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list-style-name="LFO19" style:family="paragraph"/>
    <style:style style:name="P384" style:parent-style-name="TableContents" style:list-style-name="LFO19" style:family="paragraph"/>
    <style:style style:name="P385" style:parent-style-name="TableContents" style:list-style-name="LFO19" style:family="paragraph"/>
    <style:style style:name="P386" style:parent-style-name="TableContents" style:list-style-name="LFO19" style:family="paragraph"/>
    <style:style style:name="P387" style:parent-style-name="TableContents" style:list-style-name="LFO19" style:family="paragraph"/>
    <style:style style:name="P388" style:parent-style-name="TableContents" style:list-style-name="LFO19" style:family="paragraph"/>
    <style:style style:name="P389" style:parent-style-name="TableContents" style:list-style-name="LFO19" style:family="paragraph"/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list-style-name="LFO20" style:family="paragraph"/>
    <style:style style:name="P395" style:parent-style-name="TableContents" style:list-style-name="LFO20" style:family="paragraph"/>
    <style:style style:name="P396" style:parent-style-name="TableContents" style:list-style-name="LFO20" style:family="paragraph"/>
    <style:style style:name="P397" style:parent-style-name="TableContents" style:list-style-name="LFO20" style:family="paragraph"/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list-style-name="LFO21" style:family="paragraph"/>
    <style:style style:name="P403" style:parent-style-name="TableContents" style:list-style-name="LFO21" style:family="paragraph"/>
    <style:style style:name="P404" style:parent-style-name="Normal" style:family="paragraph">
      <style:paragraph-properties>
        <style:tab-stops>
          <style:tab-stop style:type="left" style:position="0.7979in"/>
        </style:tab-stops>
      </style:paragraph-properties>
    </style:style>
    <style:style style:name="P405" style:parent-style-name="Normal" style:family="paragraph">
      <style:paragraph-properties>
        <style:tab-stops>
          <style:tab-stop style:type="left" style:position="0.7979in"/>
        </style:tab-stops>
      </style:paragraph-properties>
    </style:style>
    <style:style style:name="P406" style:parent-style-name="Normal" style:family="paragraph">
      <style:paragraph-properties>
        <style:tab-stops>
          <style:tab-stop style:type="left" style:position="0.7979in"/>
        </style:tab-stops>
      </style:paragraph-properties>
    </style:style>
    <style:style style:name="TableColumn408" style:family="table-column">
      <style:table-column-properties style:column-width="1.6979in" style:use-optimal-column-width="false"/>
    </style:style>
    <style:style style:name="TableColumn409" style:family="table-column">
      <style:table-column-properties style:column-width="5.2708in" style:use-optimal-column-width="false"/>
    </style:style>
    <style:style style:name="Table407" style:family="table">
      <style:table-properties style:width="6.9687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list-style-name="LFO2" style:family="paragraph"/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list-style-name="List1" style:family="paragraph"/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list-style-name="LFO22" style:family="paragraph"/>
    <style:style style:name="P437" style:parent-style-name="TableContents" style:list-style-name="LFO22" style:family="paragraph"/>
    <style:style style:name="P438" style:parent-style-name="TableContents" style:list-style-name="LFO22" style:family="paragraph"/>
    <style:style style:name="P439" style:parent-style-name="TableContents" style:list-style-name="LFO22" style:family="paragraph"/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list-style-name="LFO23" style:family="paragraph"/>
    <style:style style:name="P449" style:parent-style-name="TableContents" style:list-style-name="LFO23" style:family="paragraph"/>
    <style:style style:name="P450" style:parent-style-name="Normal" style:family="paragraph">
      <style:paragraph-properties>
        <style:tab-stops>
          <style:tab-stop style:type="left" style:position="0.7979in"/>
        </style:tab-stops>
      </style:paragraph-properties>
    </style:style>
  </office:automatic-styles>
  <office:body>
    <office:text text:use-soft-page-breaks="true">
      <text:p text:style-name="P1">Description textuelle des cas d’utilisations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as d’utilisation</text:p>
          </table:table-cell>
          <table:table-cell table:style-name="TableCell8">
            <text:p text:style-name="TableContents">Placer un bâtiment</text:p>
          </table:table-cell>
        </table:table-row>
        <table:table-row table:style-name="TableRow9">
          <table:table-cell table:style-name="TableCell10">
            <text:p text:style-name="P11">Acteurs</text:p>
          </table:table-cell>
          <table:table-cell table:style-name="TableCell12">
            <text:p text:style-name="TableContents">joueur</text:p>
          </table:table-cell>
        </table:table-row>
        <table:table-row table:style-name="TableRow13">
          <table:table-cell table:style-name="TableCell14">
            <text:p text:style-name="P15">Objectif</text:p>
          </table:table-cell>
          <table:table-cell table:style-name="TableCell16">
            <text:p text:style-name="TableContents">Permet de créer un nouveau bâtiment sur la carte pour produire, stocker ou distribuer de l’énergie</text:p>
          </table:table-cell>
        </table:table-row>
        <table:table-row table:style-name="TableRow17">
          <table:table-cell table:style-name="TableCell18">
            <text:p text:style-name="P19">Précondition</text:p>
          </table:table-cell>
          <table:table-cell table:style-name="TableCell20">
            <text:list text:style-name="LFO2" text:continue-numbering="true">
              <text:list-item>
                <text:p text:style-name="P21">Une<text:s/>partie de jeu doit être en cours</text:p>
              </text:list-item>
              <text:list-item>
                <text:p text:style-name="P22">Le bâtiment à mettre doit être débloqué</text:p>
              </text:list-item>
              <text:list-item>
                <text:p text:style-name="P23">Le joueur doit disposer des fonds nécessaires à la construction</text:p>
              </text:list-item>
              <text:list-item>
                <text:p text:style-name="P24">La zone de jeu doit avoir au moins une case libre</text:p>
              </text:list-item>
            </text:list>
          </table:table-cell>
        </table:table-row>
        <table:table-row table:style-name="TableRow25">
          <table:table-cell table:style-name="TableCell26">
            <text:p text:style-name="P27">Postcondition</text:p>
          </table:table-cell>
          <table:table-cell table:style-name="TableCell28">
            <text:list text:style-name="LFO3" text:continue-numbering="true">
              <text:list-item>
                <text:p text:style-name="P29">Le bâtiment est visible sur la carte à l’endroit voulu</text:p>
              </text:list-item>
              <text:list-item>
                <text:p text:style-name="P30">Les fonds du joueur ont diminué</text:p>
              </text:list-item>
              <text:list-item>
                <text:p text:style-name="P31">Le bâtiment est comptabilisé dans les actifs du joueur</text:p>
              </text:list-item>
              <text:list-item>
                <text:p text:style-name="P32">Les paramètres de satisfaction sont mis à jour</text:p>
              </text:list-item>
              <text:list-item>
                <text:p text:style-name="P33">L’emplacement du bâtiment est mis à jour</text:p>
              </text:list-item>
            </text:list>
          </table:table-cell>
        </table:table-row>
        <table:table-row table:style-name="TableRow34">
          <table:table-cell table:style-name="TableCell35">
            <text:p text:style-name="P36">Scénario nominal</text:p>
          </table:table-cell>
          <table:table-cell table:style-name="TableCell37">
            <text:list text:style-name="LFO4" text:continue-numbering="true">
              <text:list-item>
                <text:p text:style-name="P38">Le joueur sélectionne le bâtiment à placer</text:p>
              </text:list-item>
              <text:list-item>
                <text:p text:style-name="P39">Le système<text:s/>demande au joueur de choisir l’emplacement du bâtiment</text:p>
              </text:list-item>
              <text:list-item>
                <text:p text:style-name="P40">Le joueur sélectionne l’emplacement sur la carte où il souhaite poser le bâtiment</text:p>
              </text:list-item>
              <text:list-item>
                <text:p text:style-name="P41">Le système vérifie la validité de l’emplacement</text:p>
              </text:list-item>
              <text:list-item>
                <text:p text:style-name="P42">Le système génère la facture au joueur</text:p>
              </text:list-item>
              <text:list-item>
                <text:p text:style-name="P43">Le joueur valide la facture</text:p>
              </text:list-item>
              <text:list-item>
                <text:p text:style-name="P44">Le système vérifie les ressources du joueur</text:p>
              </text:list-item>
              <text:list-item>
                <text:p text:style-name="P45">Le système valide la transaction</text:p>
              </text:list-item>
              <text:list-item>
                <text:p text:style-name="P46">Le bâtiment est placé</text:p>
              </text:list-item>
            </text:list>
          </table:table-cell>
        </table:table-row>
        <table:table-row table:style-name="TableRow47">
          <table:table-cell table:style-name="TableCell48">
            <text:p text:style-name="P49">Scénario alternatif</text:p>
          </table:table-cell>
          <table:table-cell table:style-name="TableCell50">
            <text:list text:style-name="LFO5" text:continue-numbering="true">
              <text:list-item>
                <text:p text:style-name="P51">Le joueur ne dispose pas des fonds nécessaires</text:p>
                <text:list text:continue-numbering="true">
                  <text:list-item>
                    <text:p text:style-name="P52">Cet enchaînement démarre au point 7</text:p>
                  </text:list-item>
                  <text:list-item>
                    <text:p text:style-name="P53">Le scénario reprend au point 5</text:p>
                  </text:list-item>
                </text:list>
              </text:list-item>
              <text:list-item>
                <text:p text:style-name="P54">L’emplacement<text:s/>choisis par le joueur est occupé</text:p>
                <text:list text:continue-numbering="true">
                  <text:list-item>
                    <text:p text:style-name="P55">Cet enchaînement démarre au point 4</text:p>
                  </text:list-item>
                  <text:list-item>
                    <text:p text:style-name="P56">Le scénario reprend au point 2</text:p>
                  </text:list-item>
                </text:list>
              </text:list-item>
            </text:list>
            <text:p text:style-name="TableContents"/>
          </table:table-cell>
        </table:table-row>
        <table:table-row table:style-name="TableRow57">
          <table:table-cell table:style-name="TableCell58">
            <text:p text:style-name="P59">Scénario d’exception</text:p>
          </table:table-cell>
          <table:table-cell table:style-name="TableCell60">
            <text:list text:style-name="LFO6" text:continue-numbering="true">
              <text:list-item>
                <text:p text:style-name="P61">Le bâtiment sollicité est bloqué</text:p>
              </text:list-item>
              <text:list-item>
                <text:p text:style-name="P62">Le joueur annule la création du bâtiment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Cas d’utilisation</text:p>
          </table:table-cell>
          <table:table-cell table:style-name="TableCell69">
            <text:p text:style-name="TableContents">Sélectionner un bâtiment sur la<text:s/>carte</text:p>
          </table:table-cell>
        </table:table-row>
        <table:table-row table:style-name="TableRow70">
          <table:table-cell table:style-name="TableCell71">
            <text:p text:style-name="P72">Acteurs</text:p>
          </table:table-cell>
          <table:table-cell table:style-name="TableCell73">
            <text:p text:style-name="TableContents">joueur</text:p>
          </table:table-cell>
        </table:table-row>
        <table:table-row table:style-name="TableRow74">
          <table:table-cell table:style-name="TableCell75">
            <text:p text:style-name="P76">Objectif</text:p>
          </table:table-cell>
          <table:table-cell table:style-name="TableCell77">
            <text:p text:style-name="TableContents">Permet de consulter les détails d’un bâtiment</text:p>
          </table:table-cell>
        </table:table-row>
        <table:table-row table:style-name="TableRow78">
          <table:table-cell table:style-name="TableCell79">
            <text:p text:style-name="P80">Précondition</text:p>
          </table:table-cell>
          <table:table-cell table:style-name="TableCell81">
            <text:list text:style-name="LFO2" text:continue-numbering="true">
              <text:list-item>
                <text:p text:style-name="P82">Une partie de jeu doit être en cours</text:p>
              </text:list-item>
              <text:list-item>
                <text:p text:style-name="P83">Le bâtiment doit être sur la carte</text:p>
              </text:list-item>
            </text:list>
          </table:table-cell>
        </table:table-row>
        <table:table-row table:style-name="TableRow84">
          <table:table-cell table:style-name="TableCell85">
            <text:p text:style-name="P86">Postcondition</text:p>
          </table:table-cell>
          <table:table-cell table:style-name="TableCell87">
            <text:list text:style-name="LFO7" text:continue-numbering="true">
              <text:list-item>
                <text:p text:style-name="P88">Les informations sur le bâtiment sont affichées</text:p>
              </text:list-item>
            </text:list>
          </table:table-cell>
        </table:table-row>
        <text:soft-page-break/>
        <table:table-row table:style-name="TableRow89">
          <table:table-cell table:style-name="TableCell90">
            <text:p text:style-name="P91">Scénario nominal</text:p>
          </table:table-cell>
          <table:table-cell table:style-name="TableCell92">
            <text:list text:style-name="LFO8" text:continue-numbering="true">
              <text:list-item>
                <text:p text:style-name="P93">Le<text:s/>joueur clique sur le bâtiment à consulter sur la carte</text:p>
              </text:list-item>
              <text:list-item>
                <text:p text:style-name="P94">Le système génère les informations actuelles du bâtiment</text:p>
              </text:list-item>
              <text:list-item>
                <text:p text:style-name="P95">Le système affiche dans une interface, les informations du bâtiment</text:p>
              </text:list-item>
            </text:list>
          </table:table-cell>
        </table:table-row>
        <table:table-row table:style-name="TableRow96">
          <table:table-cell table:style-name="TableCell97">
            <text:p text:style-name="P98">Scénario alternatif</text:p>
          </table:table-cell>
          <table:table-cell table:style-name="TableCell99">
            <text:p text:style-name="TableContents">Pas de scénario alternatif</text:p>
            <text:p text:style-name="TableContents"/>
          </table:table-cell>
        </table:table-row>
        <table:table-row table:style-name="TableRow100">
          <table:table-cell table:style-name="TableCell101">
            <text:p text:style-name="P102">Scénario<text:s/>d’exception</text:p>
          </table:table-cell>
          <table:table-cell table:style-name="TableCell103">
            <text:p text:style-name="TableContents">Pas de scénario d’exceptio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Cas d’utilisation</text:p>
          </table:table-cell>
          <table:table-cell table:style-name="TableCell110">
            <text:p text:style-name="TableContents">Voir les informations spécifiques à un bâtiment</text:p>
          </table:table-cell>
        </table:table-row>
        <table:table-row table:style-name="TableRow111">
          <table:table-cell table:style-name="TableCell112">
            <text:p text:style-name="P113">Acteurs</text:p>
          </table:table-cell>
          <table:table-cell table:style-name="TableCell114">
            <text:p text:style-name="TableContents">joueur</text:p>
          </table:table-cell>
        </table:table-row>
        <table:table-row table:style-name="TableRow115">
          <table:table-cell table:style-name="TableCell116">
            <text:p text:style-name="P117">Objectif</text:p>
          </table:table-cell>
          <table:table-cell table:style-name="TableCell118">
            <text:p text:style-name="TableContents">Permet de consulter la fiche descriptive d’un bâtiment, cette dernière présentant l’utilité, les conditions de<text:s/>création, les améliorations possibles, le mode de fonctionnement, les ressources exploitées et éventuellement la production escomptée par niveau d’amélioration</text:p>
          </table:table-cell>
        </table:table-row>
        <table:table-row table:style-name="TableRow119">
          <table:table-cell table:style-name="TableCell120">
            <text:p text:style-name="P121">Précondition</text:p>
          </table:table-cell>
          <table:table-cell table:style-name="TableCell122">
            <text:list text:style-name="LFO2" text:continue-numbering="true">
              <text:list-item>
                <text:p text:style-name="P123">Une partie de jeu doit être en cours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Postcondition</text:p>
          </table:table-cell>
          <table:table-cell table:style-name="TableCell127">
            <text:list text:style-name="LFO9" text:continue-numbering="true">
              <text:list-item>
                <text:p text:style-name="P128">Les informations sur le<text:s/>bâtiment sont affichées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Scénario nominal</text:p>
          </table:table-cell>
          <table:table-cell table:style-name="TableCell132">
            <text:list text:style-name="LFO10" text:continue-numbering="true">
              <text:list-item>
                <text:p text:style-name="P133">Le joueur clique sur le bâtiment à consulter</text:p>
              </text:list-item>
              <text:list-item>
                <text:p text:style-name="P134">Le système affiche dans une interface, les informations du bâtiment</text:p>
              </text:list-item>
            </text:list>
          </table:table-cell>
        </table:table-row>
        <table:table-row table:style-name="TableRow135">
          <table:table-cell table:style-name="TableCell136">
            <text:p text:style-name="P137">Scénario alternatif</text:p>
          </table:table-cell>
          <table:table-cell table:style-name="TableCell138">
            <text:p text:style-name="TableContents">Pas de scénario alternatif</text:p>
          </table:table-cell>
        </table:table-row>
        <table:table-row table:style-name="TableRow139">
          <table:table-cell table:style-name="TableCell140">
            <text:p text:style-name="P141">Scénario d’exception</text:p>
          </table:table-cell>
          <table:table-cell table:style-name="TableCell142">
            <text:p text:style-name="TableContents">Pas de scénario<text:s/>d’exceptio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Cas d’utilisation</text:p>
          </table:table-cell>
          <table:table-cell table:style-name="TableCell149">
            <text:p text:style-name="TableContents">Supprimer un bâtiment</text:p>
          </table:table-cell>
        </table:table-row>
        <table:table-row table:style-name="TableRow150">
          <table:table-cell table:style-name="TableCell151">
            <text:p text:style-name="P152">Acteurs</text:p>
          </table:table-cell>
          <table:table-cell table:style-name="TableCell153">
            <text:p text:style-name="TableContents">joueur</text:p>
          </table:table-cell>
        </table:table-row>
        <table:table-row table:style-name="TableRow154">
          <table:table-cell table:style-name="TableCell155">
            <text:p text:style-name="P156">Objectif</text:p>
          </table:table-cell>
          <table:table-cell table:style-name="TableCell157">
            <text:p text:style-name="TableContents">Permet au joueur de supprimer de la carte un bâtiment pour faire de l’espace et se faire un peu d’argent</text:p>
          </table:table-cell>
        </table:table-row>
        <table:table-row table:style-name="TableRow158">
          <table:table-cell table:style-name="TableCell159">
            <text:p text:style-name="P160">Précondition</text:p>
          </table:table-cell>
          <table:table-cell table:style-name="TableCell161">
            <text:list text:style-name="LFO2" text:continue-numbering="true">
              <text:list-item>
                <text:p text:style-name="P162">Une partie de jeu doit être en cours</text:p>
              </text:list-item>
              <text:list-item>
                <text:p text:style-name="P163">Le<text:s/>bâtiment à supprimer doit exister sur la carte</text:p>
              </text:list-item>
            </text:list>
          </table:table-cell>
        </table:table-row>
        <table:table-row table:style-name="TableRow164">
          <table:table-cell table:style-name="TableCell165">
            <text:p text:style-name="P166">Postcondition</text:p>
          </table:table-cell>
          <table:table-cell table:style-name="TableCell167">
            <text:list text:style-name="List1" text:continue-numbering="true">
              <text:list-item>
                <text:list>
                  <text:list-item>
                    <text:p text:style-name="P168">Le bâtiment est retiré des actifs du joueurs</text:p>
                  </text:list-item>
                  <text:list-item>
                    <text:p text:style-name="P169">La zone éclairée par le bâtiment est mise à jour</text:p>
                  </text:list-item>
                  <text:list-item>
                    <text:p text:style-name="P170">Les fonds (argent) du joueur sont mis à jour</text:p>
                  </text:list-item>
                  <text:list-item>
                    <text:p text:style-name="P171">L’emplacement du bâtiment est mis à jour</text:p>
                  </text:list-item>
                  <text:list-item>
                    <text:p text:style-name="P172">Le niveau de satisfaction est mis à jour</text:p>
                  </text:list-item>
                  <text:list-item>
                    <text:p text:style-name="P173">Le niveau de pollution est mis à jour</text:p>
                  </text:list-item>
                </text:list>
              </text:list-item>
            </text:list>
          </table:table-cell>
        </table:table-row>
        <table:table-row table:style-name="TableRow174">
          <table:table-cell table:style-name="TableCell175">
            <text:p text:style-name="P176">Scénario nominal</text:p>
          </table:table-cell>
          <table:table-cell table:style-name="TableCell177">
            <text:list text:style-name="LFO11" text:continue-numbering="true">
              <text:list-item>
                <text:p text:style-name="P178">Le joueur clique sur le bâtiment à supprimer sur la carte</text:p>
              </text:list-item>
              <text:list-item>
                <text:p text:style-name="P179">Le système affiche dans une interface, les informations du bâtiment</text:p>
              </text:list-item>
              <text:list-item>
                <text:p text:style-name="P180">Le joueur clique sur le bouton<text:s/>supprimer</text:p>
              </text:list-item>
              <text:list-item>
                <text:p text:style-name="P181">Le système génère la fiche présentant les conséquences de l’action (les pertes en ressources, les indemnités financières, etc...)</text:p>
              </text:list-item>
              <text:list-item>
                <text:p text:style-name="P182">Le joueur confirme son choix de suppression</text:p>
              </text:list-item>
              <text:list-item>
                <text:p text:style-name="P183">Le bâtiment est retiré de la carte</text:p>
              </text:list-item>
            </text:list>
          </table:table-cell>
        </table:table-row>
        <text:soft-page-break/>
        <table:table-row table:style-name="TableRow184">
          <table:table-cell table:style-name="TableCell185">
            <text:p text:style-name="P186">Scénario alternatif</text:p>
          </table:table-cell>
          <table:table-cell table:style-name="TableCell187">
            <text:p text:style-name="TableContents">Pas de scénario<text:s/>alternatif</text:p>
          </table:table-cell>
        </table:table-row>
        <table:table-row table:style-name="TableRow188">
          <table:table-cell table:style-name="TableCell189">
            <text:p text:style-name="P190">Scénario d’exception</text:p>
          </table:table-cell>
          <table:table-cell table:style-name="TableCell191">
            <text:list text:style-name="LFO6" text:continue-numbering="true">
              <text:list-item>
                <text:p text:style-name="P192">Le joueur annule la suppression</text:p>
              </text:list-item>
            </text:list>
            <text:list text:style-name="List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3">Ce scénario débute au point 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Cas d’utilisation</text:p>
          </table:table-cell>
          <table:table-cell table:style-name="TableCell200">
            <text:p text:style-name="TableContents">améliorer un bâtiment</text:p>
          </table:table-cell>
        </table:table-row>
        <table:table-row table:style-name="TableRow201">
          <table:table-cell table:style-name="TableCell202">
            <text:p text:style-name="P203">Acteurs</text:p>
          </table:table-cell>
          <table:table-cell table:style-name="TableCell204">
            <text:p text:style-name="TableContents">joueur</text:p>
          </table:table-cell>
        </table:table-row>
        <table:table-row table:style-name="TableRow205">
          <table:table-cell table:style-name="TableCell206">
            <text:p text:style-name="P207">Objectif</text:p>
          </table:table-cell>
          <table:table-cell table:style-name="TableCell208">
            <text:p text:style-name="TableContents">Permet au joueur d’améliorer les performances d’un bâtiment</text:p>
          </table:table-cell>
        </table:table-row>
        <table:table-row table:style-name="TableRow209">
          <table:table-cell table:style-name="TableCell210">
            <text:p text:style-name="P211">Précondition</text:p>
          </table:table-cell>
          <table:table-cell table:style-name="TableCell212">
            <text:list text:style-name="LFO2" text:continue-numbering="true">
              <text:list-item>
                <text:p text:style-name="P213">Une partie de<text:s/>jeu doit être en cours</text:p>
              </text:list-item>
              <text:list-item>
                <text:p text:style-name="P214">Le bâtiment à améliorer doit exister sur la carte</text:p>
              </text:list-item>
              <text:list-item>
                <text:p text:style-name="P215">Le joueur doit disposer des fonds nécessaires à l’amélioration</text:p>
              </text:list-item>
              <text:list-item>
                <text:p text:style-name="P216">Le bâtiment doit être améliorable</text:p>
              </text:list-item>
            </text:list>
          </table:table-cell>
        </table:table-row>
        <table:table-row table:style-name="TableRow217">
          <table:table-cell table:style-name="TableCell218">
            <text:p text:style-name="P219">Postcondition</text:p>
          </table:table-cell>
          <table:table-cell table:style-name="TableCell220">
            <text:list text:style-name="List1" text:continue-numbering="true">
              <text:list-item>
                <text:list>
                  <text:list-item>
                    <text:p text:style-name="P221">Le bâtiment est amélioré</text:p>
                  </text:list-item>
                  <text:list-item>
                    <text:p text:style-name="P222">Les fonds (argent) du joueur sont mis à<text:s/>jour (diminution)</text:p>
                  </text:list-item>
                  <text:list-item>
                    <text:p text:style-name="P223">Les paramètres du bâtiment sont mis à jour</text:p>
                  </text:list-item>
                  <text:list-item>
                    <text:p text:style-name="P224">Le niveau de satisfaction est mis à jour</text:p>
                  </text:list-item>
                  <text:list-item>
                    <text:p text:style-name="P225">Le niveau de pollution est mis à jour</text:p>
                  </text:list-item>
                </text:list>
              </text:list-item>
            </text:list>
          </table:table-cell>
        </table:table-row>
        <table:table-row table:style-name="TableRow226">
          <table:table-cell table:style-name="TableCell227">
            <text:p text:style-name="P228">Scénario nominal</text:p>
          </table:table-cell>
          <table:table-cell table:style-name="TableCell229">
            <text:list text:style-name="LFO12" text:continue-numbering="true">
              <text:list-item>
                <text:p text:style-name="P230">Le joueur clique sur le bâtiment à améliorer sur la carte</text:p>
              </text:list-item>
              <text:list-item>
                <text:p text:style-name="P231">Le système affiche dans une<text:s/>interface, les informations du bâtiment</text:p>
              </text:list-item>
              <text:list-item>
                <text:p text:style-name="P232">Le joueur clique sur le bouton améliorer</text:p>
              </text:list-item>
              <text:list-item>
                <text:p text:style-name="P233">Le système génère la fiche présentant les améliorations possibles</text:p>
              </text:list-item>
              <text:list-item>
                <text:p text:style-name="P234">Le joueur sélectionne l’amélioration qu’il veut</text:p>
              </text:list-item>
              <text:list-item>
                <text:p text:style-name="P235">Le système vérifie si le joueur rempli les conditions nécessaires pour l’amélioration</text:p>
              </text:list-item>
              <text:list-item>
                <text:p text:style-name="P236">Le bâtiment est amélioré</text:p>
              </text:list-item>
            </text:list>
          </table:table-cell>
        </table:table-row>
        <table:table-row table:style-name="TableRow237">
          <table:table-cell table:style-name="TableCell238">
            <text:p text:style-name="P239">Scénario alternatif</text:p>
          </table:table-cell>
          <table:table-cell table:style-name="TableCell240">
            <text:list text:style-name="LFO13" text:continue-numbering="true">
              <text:list-item>
                <text:p text:style-name="P241">Le joueur ne dispose pas des ressources nécessaires à l’amélioration</text:p>
                <text:list text:continue-numbering="true">
                  <text:list-item>
                    <text:p text:style-name="P242">Ce scénario démarre au point 6</text:p>
                  </text:list-item>
                  <text:list-item>
                    <text:p text:style-name="P243">Le système informe le joueur de l’échec de l’opération</text:p>
                  </text:list-item>
                  <text:list-item>
                    <text:p text:style-name="P244">Le scénario reprend au<text:s/>point 4</text:p>
                  </text:list-item>
                </text:list>
              </text:list-item>
            </text:list>
          </table:table-cell>
        </table:table-row>
        <table:table-row table:style-name="TableRow245">
          <table:table-cell table:style-name="TableCell246">
            <text:p text:style-name="P247">Scénario d’exception</text:p>
          </table:table-cell>
          <table:table-cell table:style-name="TableCell248">
            <text:list text:style-name="LFO14" text:continue-numbering="true">
              <text:list-item>
                <text:p text:style-name="P249">Le joueur annule l’amélioration</text:p>
                <text:list text:continue-numbering="true">
                  <text:list-item>
                    <text:p text:style-name="P250">Ce scénario débute au point 4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soft-page-break/>
            <text:p text:style-name="P256">Cas d’utilisation</text:p>
          </table:table-cell>
          <table:table-cell table:style-name="TableCell257">
            <text:p text:style-name="TableContents">Débloquer un bâtiment</text:p>
          </table:table-cell>
        </table:table-row>
        <table:table-row table:style-name="TableRow258">
          <table:table-cell table:style-name="TableCell259">
            <text:p text:style-name="P260">Acteurs</text:p>
          </table:table-cell>
          <table:table-cell table:style-name="TableCell261">
            <text:p text:style-name="TableContents">Système (simulation), joueur</text:p>
          </table:table-cell>
        </table:table-row>
        <table:table-row table:style-name="TableRow262">
          <table:table-cell table:style-name="TableCell263">
            <text:p text:style-name="P264">Objectif</text:p>
          </table:table-cell>
          <table:table-cell table:style-name="TableCell265">
            <text:p text:style-name="TableContents">Permet donner l’accès à un nouveau bâtiment</text:p>
          </table:table-cell>
        </table:table-row>
        <table:table-row table:style-name="TableRow266">
          <table:table-cell table:style-name="TableCell267">
            <text:p text:style-name="P268">Précondition</text:p>
          </table:table-cell>
          <table:table-cell table:style-name="TableCell269">
            <text:list text:style-name="LFO2" text:continue-numbering="true">
              <text:list-item>
                <text:p text:style-name="P270">Une partie de jeu doit être en cours</text:p>
              </text:list-item>
              <text:list-item>
                <text:p text:style-name="P271">Le type de bâtiment précédent (dans la hiérarchie des bâtiments établis plus haut) doit être débloqué</text:p>
              </text:list-item>
              <text:list-item>
                <text:p text:style-name="P272">La population doit être suffisante</text:p>
              </text:list-item>
              <text:list-item>
                <text:p text:style-name="P273">Le niveau de satisfaction doit correspondre à la valeur requise</text:p>
              </text:list-item>
            </text:list>
          </table:table-cell>
        </table:table-row>
        <table:table-row table:style-name="TableRow274">
          <table:table-cell table:style-name="TableCell275">
            <text:p text:style-name="P276">Postcondition</text:p>
          </table:table-cell>
          <table:table-cell table:style-name="TableCell277">
            <text:list text:style-name="List1" text:continue-numbering="true">
              <text:list-item>
                <text:list>
                  <text:list-item>
                    <text:p text:style-name="P278">Le bâtiment est débloqué</text:p>
                  </text:list-item>
                </text:list>
              </text:list-item>
            </text:list>
          </table:table-cell>
        </table:table-row>
        <table:table-row table:style-name="TableRow279">
          <table:table-cell table:style-name="TableCell280">
            <text:p text:style-name="P281">Scénario nominal</text:p>
          </table:table-cell>
          <table:table-cell table:style-name="TableCell282">
            <text:list text:style-name="LFO15" text:continue-numbering="true">
              <text:list-item>
                <text:p text:style-name="P283">Le système vérifie les conditions de déblocage du bâtiment</text:p>
              </text:list-item>
              <text:list-item>
                <text:p text:style-name="P284">Le système informe au joueur via une interface que le bâtiment est désormais débloqué (accessible)</text:p>
              </text:list-item>
              <text:list-item>
                <text:p text:style-name="P285">Le joueur clique sur le bouton Ok</text:p>
              </text:list-item>
              <text:list-item>
                <text:p text:style-name="P286">Le bâtiment est accessible</text:p>
              </text:list-item>
            </text:list>
          </table:table-cell>
        </table:table-row>
        <table:table-row table:style-name="TableRow287">
          <table:table-cell table:style-name="TableCell288">
            <text:p text:style-name="P289">Scénario alternatif</text:p>
          </table:table-cell>
          <table:table-cell table:style-name="TableCell290">
            <text:p text:style-name="TableContents">Pas de scénario alternatif</text:p>
          </table:table-cell>
        </table:table-row>
        <table:table-row table:style-name="TableRow291">
          <table:table-cell table:style-name="TableCell292">
            <text:p text:style-name="P293">Scénario d’exception</text:p>
          </table:table-cell>
          <table:table-cell table:style-name="TableCell294">
            <text:list text:style-name="LFO16" text:continue-numbering="true">
              <text:list-item>
                <text:p text:style-name="P295">Les conditions de déblocages ne sont pas remplies</text:p>
                <text:list text:continue-numbering="true">
                  <text:list-item>
                    <text:p text:style-name="P296">Ce scénario débute au point 1</text:p>
                  </text:list-item>
                </text:list>
              </text:list-item>
            </text:list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Cas d’utilisation</text:p>
          </table:table-cell>
          <table:table-cell table:style-name="TableCell303">
            <text:p text:style-name="TableContents">Créer des habitations aux endroits libres</text:p>
          </table:table-cell>
        </table:table-row>
        <table:table-row table:style-name="TableRow304">
          <table:table-cell table:style-name="TableCell305">
            <text:p text:style-name="P306">Acteurs</text:p>
          </table:table-cell>
          <table:table-cell table:style-name="TableCell307">
            <text:p text:style-name="TableContents">Système (simulation), joueur</text:p>
          </table:table-cell>
        </table:table-row>
        <table:table-row table:style-name="TableRow308">
          <table:table-cell table:style-name="TableCell309">
            <text:p text:style-name="P310">Objectif</text:p>
          </table:table-cell>
          <table:table-cell table:style-name="TableCell311">
            <text:p text:style-name="TableContents">Permet<text:s/>d’ajouter de nouvelles habitations sur la carte</text:p>
          </table:table-cell>
        </table:table-row>
        <table:table-row table:style-name="TableRow312">
          <table:table-cell table:style-name="TableCell313">
            <text:p text:style-name="P314">Précondition</text:p>
          </table:table-cell>
          <table:table-cell table:style-name="TableCell315">
            <text:list text:style-name="LFO2" text:continue-numbering="true">
              <text:list-item>
                <text:p text:style-name="P316">Une partie de jeu doit être en cours</text:p>
              </text:list-item>
              <text:list-item>
                <text:p text:style-name="P317">Le<text:s/>pourcentage de satisfaction requis doit être atteint</text:p>
              </text:list-item>
              <text:list-item>
                <text:p text:style-name="P318">Un espace doit être libre sur la carte</text:p>
              </text:list-item>
              <text:list-item>
                <text:p text:style-name="P319">Le<text:s/>taux de pollution requis doit être atteint</text:p>
              </text:list-item>
              <text:list-item>
                <text:p text:style-name="P320">Les ressources d’énergies doivent être importantes</text:p>
              </text:list-item>
            </text:list>
          </table:table-cell>
        </table:table-row>
        <table:table-row table:style-name="TableRow321">
          <table:table-cell table:style-name="TableCell322">
            <text:p text:style-name="P323">Postcondition</text:p>
          </table:table-cell>
          <table:table-cell table:style-name="TableCell324">
            <text:list text:style-name="List1" text:continue-numbering="true">
              <text:list-item>
                <text:list>
                  <text:list-item>
                    <text:p text:style-name="P325">L’habitation est créée sur la carte</text:p>
                  </text:list-item>
                </text:list>
              </text:list-item>
            </text:list>
          </table:table-cell>
        </table:table-row>
        <table:table-row table:style-name="TableRow326">
          <table:table-cell table:style-name="TableCell327">
            <text:p text:style-name="P328">Scénario nominal</text:p>
          </table:table-cell>
          <table:table-cell table:style-name="TableCell329">
            <text:list text:style-name="LFO17" text:continue-numbering="true">
              <text:list-item>
                <text:p text:style-name="P330">Le système vérifie les conditions de<text:s/>création d’une nouvelle habitation</text:p>
              </text:list-item>
              <text:list-item>
                <text:p text:style-name="P331">Le système informe au joueur via une interface qu’une habitation sera ajoutée à la carte</text:p>
              </text:list-item>
              <text:list-item>
                <text:p text:style-name="P332">Le joueur clique sur le bouton Ok</text:p>
              </text:list-item>
              <text:list-item>
                <text:p text:style-name="P333">L’habitation<text:s/>est<text:s/>ajoutée</text:p>
              </text:list-item>
            </text:list>
          </table:table-cell>
        </table:table-row>
        <table:table-row table:style-name="TableRow334">
          <table:table-cell table:style-name="TableCell335">
            <text:p text:style-name="P336">Scénario alternatif</text:p>
          </table:table-cell>
          <table:table-cell table:style-name="TableCell337">
            <text:p text:style-name="TableContents">Pas de scénario alternatif</text:p>
          </table:table-cell>
        </table:table-row>
        <table:table-row table:style-name="TableRow338">
          <table:table-cell table:style-name="TableCell339">
            <text:p text:style-name="P340">Scénario d’exception</text:p>
          </table:table-cell>
          <table:table-cell table:style-name="TableCell341">
            <text:list text:style-name="LFO18" text:continue-numbering="true">
              <text:list-item>
                <text:p text:style-name="P342">Les conditions de<text:s/>création<text:s/>ne sont pas remplies</text:p>
                <text:list text:continue-numbering="true">
                  <text:list-item>
                    <text:p text:style-name="P343">Ce scénario débute au point 1</text:p>
                  </text:list-item>
                </text:list>
              </text:list-item>
            </text:list>
          </table:table-cell>
        </table:table-row>
      </table:table>
      <text:p text:style-name="P344"/>
      <text:p text:style-name="P345"/>
      <text:p text:style-name="P346"/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soft-page-break/>
            <text:p text:style-name="P352">Cas d’utilisation</text:p>
          </table:table-cell>
          <table:table-cell table:style-name="TableCell353">
            <text:p text:style-name="TableContents">Améliorer des habitations</text:p>
          </table:table-cell>
        </table:table-row>
        <table:table-row table:style-name="TableRow354">
          <table:table-cell table:style-name="TableCell355">
            <text:p text:style-name="P356">Acteurs</text:p>
          </table:table-cell>
          <table:table-cell table:style-name="TableCell357">
            <text:p text:style-name="TableContents">joueur</text:p>
          </table:table-cell>
        </table:table-row>
        <table:table-row table:style-name="TableRow358">
          <table:table-cell table:style-name="TableCell359">
            <text:p text:style-name="P360">Objectif</text:p>
          </table:table-cell>
          <table:table-cell table:style-name="TableCell361">
            <text:p text:style-name="TableContents">Permet au joueur d’améliorer les performances d’une habitation</text:p>
          </table:table-cell>
        </table:table-row>
        <table:table-row table:style-name="TableRow362">
          <table:table-cell table:style-name="TableCell363">
            <text:p text:style-name="P364">Précondition</text:p>
          </table:table-cell>
          <table:table-cell table:style-name="TableCell365">
            <text:list text:style-name="LFO2" text:continue-numbering="true">
              <text:list-item>
                <text:p text:style-name="P366">Une partie de jeu doit être en cours</text:p>
              </text:list-item>
              <text:list-item>
                <text:p text:style-name="P367">L’habitation à améliorer doit exister sur la carte</text:p>
              </text:list-item>
              <text:list-item>
                <text:p text:style-name="P368">Le joueur doit disposer des fonds nécessaires à l’amélioration</text:p>
              </text:list-item>
              <text:list-item>
                <text:p text:style-name="P369">L’habitation doit être améliorable</text:p>
              </text:list-item>
            </text:list>
          </table:table-cell>
        </table:table-row>
        <table:table-row table:style-name="TableRow370">
          <table:table-cell table:style-name="TableCell371">
            <text:p text:style-name="P372">Postcondition</text:p>
          </table:table-cell>
          <table:table-cell table:style-name="TableCell373">
            <text:list text:style-name="List1" text:continue-numbering="true">
              <text:list-item>
                <text:list>
                  <text:list-item>
                    <text:p text:style-name="P374">L’habitation est améliorée</text:p>
                  </text:list-item>
                  <text:list-item>
                    <text:p text:style-name="P375">Les fonds (argent) du joueur sont mis à jour (diminution)</text:p>
                  </text:list-item>
                  <text:list-item>
                    <text:p text:style-name="P376">Les paramètres de l’habitation sont mis à jour</text:p>
                  </text:list-item>
                  <text:list-item>
                    <text:p text:style-name="P377">Le niveau de satisfaction est mis à jour</text:p>
                  </text:list-item>
                  <text:list-item>
                    <text:p text:style-name="P378">Le niveau de pollution est mis à jour</text:p>
                  </text:list-item>
                </text:list>
              </text:list-item>
            </text:list>
          </table:table-cell>
        </table:table-row>
        <table:table-row table:style-name="TableRow379">
          <table:table-cell table:style-name="TableCell380">
            <text:p text:style-name="P381">Scénario nominal</text:p>
          </table:table-cell>
          <table:table-cell table:style-name="TableCell382">
            <text:list text:style-name="LFO19" text:continue-numbering="true">
              <text:list-item>
                <text:p text:style-name="P383">Le joueur clique sur l’habitation à améliorer sur la carte</text:p>
              </text:list-item>
              <text:list-item>
                <text:p text:style-name="P384">Le système affiche dans une interface, les informations de l’habitation</text:p>
              </text:list-item>
              <text:list-item>
                <text:p text:style-name="P385">Le joueur clique sur le bouton améliorer</text:p>
              </text:list-item>
              <text:list-item>
                <text:p text:style-name="P386">Le système génère la fiche présentant les améliorations possibles</text:p>
              </text:list-item>
              <text:list-item>
                <text:p text:style-name="P387">Le joueur sélectionne l’amélioration qu’il veut</text:p>
              </text:list-item>
              <text:list-item>
                <text:p text:style-name="P388">Le système vérifie si le joueur rempli les conditions nécessaires pour l’amélioration</text:p>
              </text:list-item>
              <text:list-item>
                <text:p text:style-name="P389">L’habitation est améliorée</text:p>
              </text:list-item>
            </text:list>
          </table:table-cell>
        </table:table-row>
        <table:table-row table:style-name="TableRow390">
          <table:table-cell table:style-name="TableCell391">
            <text:p text:style-name="P392">Scénario alternatif</text:p>
          </table:table-cell>
          <table:table-cell table:style-name="TableCell393">
            <text:list text:style-name="LFO20" text:continue-numbering="true">
              <text:list-item>
                <text:p text:style-name="P394">Le joueur ne dispose pas des ressources nécessaires à l’amélioration</text:p>
                <text:list text:continue-numbering="true">
                  <text:list-item>
                    <text:p text:style-name="P395">Ce scénario démarre au point 6</text:p>
                  </text:list-item>
                  <text:list-item>
                    <text:p text:style-name="P396">Le système informe le joueur de l’échec de l’opération</text:p>
                  </text:list-item>
                  <text:list-item>
                    <text:p text:style-name="P397">Le scénario reprend au point 4</text:p>
                  </text:list-item>
                </text:list>
              </text:list-item>
            </text:list>
          </table:table-cell>
        </table:table-row>
        <table:table-row table:style-name="TableRow398">
          <table:table-cell table:style-name="TableCell399">
            <text:p text:style-name="P400">Scénario d’exception</text:p>
          </table:table-cell>
          <table:table-cell table:style-name="TableCell401">
            <text:list text:style-name="LFO21" text:continue-numbering="true">
              <text:list-item>
                <text:p text:style-name="P402">Le joueur annule l’amélioration</text:p>
                <text:list text:continue-numbering="true">
                  <text:list-item>
                    <text:p text:style-name="P403">Ce scénario débute au point 4</text:p>
                  </text:list-item>
                </text:list>
              </text:list-item>
            </text:list>
          </table:table-cell>
        </table:table-row>
      </table:table>
      <text:p text:style-name="P404"/>
      <text:p text:style-name="P405"/>
      <text:p text:style-name="P406"/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Cas d’utilisation</text:p>
          </table:table-cell>
          <table:table-cell table:style-name="TableCell413">
            <text:p text:style-name="TableContents">Connaître les informations<text:s/>détaillées<text:s/>de la ville</text:p>
          </table:table-cell>
        </table:table-row>
        <table:table-row table:style-name="TableRow414">
          <table:table-cell table:style-name="TableCell415">
            <text:p text:style-name="P416">Acteurs</text:p>
          </table:table-cell>
          <table:table-cell table:style-name="TableCell417">
            <text:p text:style-name="TableContents">joueur</text:p>
          </table:table-cell>
        </table:table-row>
        <table:table-row table:style-name="TableRow418">
          <table:table-cell table:style-name="TableCell419">
            <text:p text:style-name="P420">Objectif</text:p>
          </table:table-cell>
          <table:table-cell table:style-name="TableCell421">
            <text:p text:style-name="TableContents">Permet au joueur<text:s/>d’obtenir la fiche détaillant les informations sur la ville</text:p>
          </table:table-cell>
        </table:table-row>
        <table:table-row table:style-name="TableRow422">
          <table:table-cell table:style-name="TableCell423">
            <text:p text:style-name="P424">Précondition</text:p>
          </table:table-cell>
          <table:table-cell table:style-name="TableCell425">
            <text:list text:style-name="LFO2" text:continue-numbering="true">
              <text:list-item>
                <text:p text:style-name="P426">Une partie de jeu doit être en cours</text:p>
              </text:list-item>
            </text:list>
          </table:table-cell>
        </table:table-row>
        <table:table-row table:style-name="TableRow427">
          <table:table-cell table:style-name="TableCell428">
            <text:p text:style-name="P429">Postcondition</text:p>
          </table:table-cell>
          <table:table-cell table:style-name="TableCell430">
            <text:list text:style-name="List1" text:continue-numbering="true">
              <text:list-item>
                <text:list>
                  <text:list-item>
                    <text:p text:style-name="P431">L’interface présentant les informations sur la ville est visible</text:p>
                  </text:list-item>
                </text:list>
              </text:list-item>
            </text:list>
          </table:table-cell>
        </table:table-row>
        <table:table-row table:style-name="TableRow432">
          <table:table-cell table:style-name="TableCell433">
            <text:p text:style-name="P434">Scénario nominal</text:p>
          </table:table-cell>
          <table:table-cell table:style-name="TableCell435">
            <text:list text:style-name="LFO22" text:continue-numbering="true">
              <text:list-item>
                <text:p text:style-name="P436">Le joueur clique sur<text:s/>le bouton carte</text:p>
              </text:list-item>
              <text:list-item>
                <text:p text:style-name="P437">Le système affiche dans une interface,<text:s/>un résumé de la partie<text:s/></text:p>
              </text:list-item>
              <text:list-item>
                <text:p text:style-name="P438">Le joueur clique sur le bouton<text:s/>informations sur la ville</text:p>
              </text:list-item>
              <text:list-item>
                <text:p text:style-name="P439">Le système génère la fiche présentant les<text:s/>informations détaillées de la ville</text:p>
              </text:list-item>
            </text:list>
          </table:table-cell>
        </table:table-row>
        <table:table-row table:style-name="TableRow440">
          <table:table-cell table:style-name="TableCell441">
            <text:p text:style-name="P442">Scénario alternatif</text:p>
          </table:table-cell>
          <table:table-cell table:style-name="TableCell443">
            <text:p text:style-name="TableContents">Pas de scénario alternatif</text:p>
          </table:table-cell>
        </table:table-row>
        <table:table-row table:style-name="TableRow444">
          <table:table-cell table:style-name="TableCell445">
            <text:p text:style-name="P446">Scénario d’exception</text:p>
          </table:table-cell>
          <table:table-cell table:style-name="TableCell447">
            <text:list text:style-name="LFO23" text:continue-numbering="true">
              <text:list-item>
                <text:p text:style-name="P448">Le joueur annule l’amélioration</text:p>
                <text:list text:continue-numbering="true">
                  <text:list-item>
                    <text:p text:style-name="P449">Ce scénario débute au point<text:s/>3</text:p>
                  </text:list-item>
                </text:list>
              </text:list-item>
            </text:list>
          </table:table-cell>
        </table:table-row>
      </table:table>
      <text:p text:style-name="P4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✔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✔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chappi de Jésus</meta:initial-creator>
    <dc:creator>Osee Brayan TCHAPPI</dc:creator>
    <meta:creation-date>2021-12-17T15:19:00Z</meta:creation-date>
    <dc:date>2021-12-17T15:51:00Z</dc:date>
    <meta:template xlink:href="Normal.dotm" xlink:type="simple"/>
    <meta:editing-cycles>3</meta:editing-cycles>
    <meta:editing-duration>PT2100S</meta:editing-duration>
    <meta:document-statistic meta:page-count="5" meta:paragraph-count="17" meta:word-count="1295" meta:character-count="8662" meta:row-count="61" meta:non-whitespace-character-count="7384"/>
  </office:meta>
</office:document-meta>
</file>